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pd_datasets" table:style-name="ta1">
        <table:shapes>
          <draw:frame draw:z-index="0" draw:style-name="gr1" draw:text-style-name="P1" svg:width="12.0709in" svg:height="6.2524in" svg:x="0.2173in" svg:y="3.0402in">
            <draw:object draw:notify-on-update-of-ranges="wpd_datasets.F3:wpd_datasets.F16 wpd_datasets.E3:wpd_datasets.E16 wpd_datasets.E1:wpd_datasets.E1 wpd_datasets.F3:wpd_datasets.F16 wpd_datasets.A3:wpd_datasets.A16 wpd_datasets.A1:wpd_datasets.A1 wpd_datasets.B3:wpd_datasets.B16 wpd_datasets.C3:wpd_datasets.C16 wpd_datasets.C1:wpd_datasets.C1 wpd_datasets.D3:wpd_datasets.D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JPEG</text:p>
          </table:table-cell>
          <table:table-cell/>
          <table:table-cell office:value-type="string" calcext:value-type="string">
            <text:p>JPEG 2000</text:p>
          </table:table-cell>
          <table:table-cell/>
          <table:table-cell office:value-type="string" calcext:value-type="string">
            <text:p>AUTOENCODER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3.45762139655268" calcext:value-type="float">
            <text:p>3.45762139655268</text:p>
          </table:table-cell>
          <table:table-cell office:value-type="float" office:value="51.1670761670762" calcext:value-type="float">
            <text:p>51.1670761670762</text:p>
          </table:table-cell>
          <table:table-cell office:value-type="float" office:value="3.6493988784065" calcext:value-type="float">
            <text:p>3.6493988784065</text:p>
          </table:table-cell>
          <table:table-cell office:value-type="float" office:value="51.019656019656" calcext:value-type="float">
            <text:p>51.019656019656</text:p>
          </table:table-cell>
          <table:table-cell office:value-type="float" office:value="10.666" calcext:value-type="float">
            <text:p>10.666</text:p>
          </table:table-cell>
          <table:table-cell office:value-type="float" office:value="39.8" calcext:value-type="float">
            <text:p>39.8</text:p>
          </table:table-cell>
        </table:table-row>
        <table:table-row table:style-name="ro1">
          <table:table-cell office:value-type="float" office:value="4.62329088283286" calcext:value-type="float">
            <text:p>4.62329088283286</text:p>
          </table:table-cell>
          <table:table-cell office:value-type="float" office:value="47.9238329238329" calcext:value-type="float">
            <text:p>47.9238329238329</text:p>
          </table:table-cell>
          <table:table-cell office:value-type="float" office:value="4.80944164150273" calcext:value-type="float">
            <text:p>4.80944164150273</text:p>
          </table:table-cell>
          <table:table-cell office:value-type="float" office:value="48.6609336609337" calcext:value-type="float">
            <text:p>48.6609336609337</text:p>
          </table:table-cell>
          <table:table-cell table:number-columns-repeated="2"/>
        </table:table-row>
        <table:table-row table:style-name="ro1">
          <table:table-cell office:value-type="float" office:value="6.17110865202469" calcext:value-type="float">
            <text:p>6.17110865202469</text:p>
          </table:table-cell>
          <table:table-cell office:value-type="float" office:value="44.6068796068796" calcext:value-type="float">
            <text:p>44.6068796068796</text:p>
          </table:table-cell>
          <table:table-cell office:value-type="float" office:value="9.82003863683252" calcext:value-type="float">
            <text:p>9.82003863683252</text:p>
          </table:table-cell>
          <table:table-cell office:value-type="float" office:value="40.995085995086" calcext:value-type="float">
            <text:p>40.995085995086</text:p>
          </table:table-cell>
          <table:table-cell table:number-columns-repeated="2"/>
        </table:table-row>
        <table:table-row table:style-name="ro1">
          <table:table-cell office:value-type="float" office:value="7.90273271189301" calcext:value-type="float">
            <text:p>7.90273271189301</text:p>
          </table:table-cell>
          <table:table-cell office:value-type="float" office:value="42.3955773955774" calcext:value-type="float">
            <text:p>42.3955773955774</text:p>
          </table:table-cell>
          <table:table-cell office:value-type="float" office:value="19.9692405799276" calcext:value-type="float">
            <text:p>19.9692405799276</text:p>
          </table:table-cell>
          <table:table-cell office:value-type="float" office:value="35.5405405405405" calcext:value-type="float">
            <text:p>35.5405405405405</text:p>
          </table:table-cell>
          <table:table-cell table:number-columns-repeated="2"/>
        </table:table-row>
        <table:table-row table:style-name="ro1">
          <table:table-cell office:value-type="float" office:value="8.86724684434608" calcext:value-type="float">
            <text:p>8.86724684434608</text:p>
          </table:table-cell>
          <table:table-cell office:value-type="float" office:value="40.7739557739558" calcext:value-type="float">
            <text:p>40.7739557739558</text:p>
          </table:table-cell>
          <table:table-cell office:value-type="float" office:value="29.9097848716169" calcext:value-type="float">
            <text:p>29.9097848716169</text:p>
          </table:table-cell>
          <table:table-cell office:value-type="float" office:value="32.8869778869779" calcext:value-type="float">
            <text:p>32.8869778869779</text:p>
          </table:table-cell>
          <table:table-cell table:number-columns-repeated="2"/>
        </table:table-row>
        <table:table-row table:style-name="ro1">
          <table:table-cell office:value-type="float" office:value="9.82894761520714" calcext:value-type="float">
            <text:p>9.82894761520714</text:p>
          </table:table-cell>
          <table:table-cell office:value-type="float" office:value="39.5945945945946" calcext:value-type="float">
            <text:p>39.5945945945946</text:p>
          </table:table-cell>
          <table:table-cell office:value-type="float" office:value="40.0350732411801" calcext:value-type="float">
            <text:p>40.0350732411801</text:p>
          </table:table-cell>
          <table:table-cell office:value-type="float" office:value="31.1916461916462" calcext:value-type="float">
            <text:p>31.1916461916462</text:p>
          </table:table-cell>
          <table:table-cell table:number-columns-repeated="2"/>
        </table:table-row>
        <table:table-row table:style-name="ro1">
          <table:table-cell office:value-type="float" office:value="14.6224468743553" calcext:value-type="float">
            <text:p>14.6224468743553</text:p>
          </table:table-cell>
          <table:table-cell office:value-type="float" office:value="36.056511056511" calcext:value-type="float">
            <text:p>36.056511056511</text:p>
          </table:table-cell>
          <table:table-cell office:value-type="float" office:value="49.9662396608961" calcext:value-type="float">
            <text:p>49.9662396608961</text:p>
          </table:table-cell>
          <table:table-cell office:value-type="float" office:value="30.012285012285" calcext:value-type="float">
            <text:p>30.012285012285</text:p>
          </table:table-cell>
          <table:table-cell table:number-columns-repeated="2"/>
        </table:table-row>
        <table:table-row table:style-name="ro1">
          <table:table-cell office:value-type="float" office:value="18.6418028021081" calcext:value-type="float">
            <text:p>18.6418028021081</text:p>
          </table:table-cell>
          <table:table-cell office:value-type="float" office:value="34.2137592137592" calcext:value-type="float">
            <text:p>34.2137592137592</text:p>
          </table:table-cell>
          <table:table-cell office:value-type="float" office:value="60.086370200874" calcext:value-type="float">
            <text:p>60.086370200874</text:p>
          </table:table-cell>
          <table:table-cell office:value-type="float" office:value="29.1277641277641" calcext:value-type="float">
            <text:p>29.1277641277641</text:p>
          </table:table-cell>
          <table:table-cell table:number-columns-repeated="2"/>
        </table:table-row>
        <table:table-row table:style-name="ro1">
          <table:table-cell office:value-type="float" office:value="22.4660989928166" calcext:value-type="float">
            <text:p>22.4660989928166</text:p>
          </table:table-cell>
          <table:table-cell office:value-type="float" office:value="33.034398034398" calcext:value-type="float">
            <text:p>33.034398034398</text:p>
          </table:table-cell>
          <table:table-cell office:value-type="float" office:value="70.0142543653994" calcext:value-type="float">
            <text:p>70.0142543653994</text:p>
          </table:table-cell>
          <table:table-cell office:value-type="float" office:value="28.4643734643735" calcext:value-type="float">
            <text:p>28.4643734643735</text:p>
          </table:table-cell>
          <table:table-cell table:number-columns-repeated="2"/>
        </table:table-row>
        <table:table-row table:style-name="ro1">
          <table:table-cell office:value-type="float" office:value="25.7160005251608" calcext:value-type="float">
            <text:p>25.7160005251608</text:p>
          </table:table-cell>
          <table:table-cell office:value-type="float" office:value="32.1498771498771" calcext:value-type="float">
            <text:p>32.1498771498771</text:p>
          </table:table-cell>
          <table:table-cell office:value-type="float" office:value="79.9416696363261" calcext:value-type="float">
            <text:p>79.9416696363261</text:p>
          </table:table-cell>
          <table:table-cell office:value-type="float" office:value="27.8746928746929" calcext:value-type="float">
            <text:p>27.8746928746929</text:p>
          </table:table-cell>
          <table:table-cell table:number-columns-repeated="2"/>
        </table:table-row>
        <table:table-row table:style-name="ro1">
          <table:table-cell office:value-type="float" office:value="30.1100024382467" calcext:value-type="float">
            <text:p>30.1100024382467</text:p>
          </table:table-cell>
          <table:table-cell office:value-type="float" office:value="31.4127764127764" calcext:value-type="float">
            <text:p>31.4127764127764</text:p>
          </table:table-cell>
          <table:table-cell office:value-type="float" office:value="90.058986814712" calcext:value-type="float">
            <text:p>90.058986814712</text:p>
          </table:table-cell>
          <table:table-cell office:value-type="float" office:value="27.4324324324324" calcext:value-type="float">
            <text:p>27.4324324324324</text:p>
          </table:table-cell>
          <table:table-cell table:number-columns-repeated="2"/>
        </table:table-row>
        <table:table-row table:style-name="ro1">
          <table:table-cell office:value-type="float" office:value="36.4142768722921" calcext:value-type="float">
            <text:p>36.4142768722921</text:p>
          </table:table-cell>
          <table:table-cell office:value-type="float" office:value="30.3808353808354" calcext:value-type="float">
            <text:p>30.3808353808354</text:p>
          </table:table-cell>
          <table:table-cell office:value-type="float" office:value="100.175835099499" calcext:value-type="float">
            <text:p>100.175835099499</text:p>
          </table:table-cell>
          <table:table-cell office:value-type="float" office:value="27.0638820638821" calcext:value-type="float">
            <text:p>27.0638820638821</text:p>
          </table:table-cell>
          <table:table-cell table:number-columns-repeated="2"/>
        </table:table-row>
        <table:table-row table:style-name="ro1">
          <table:table-cell office:value-type="float" office:value="49.0181368043964" calcext:value-type="float">
            <text:p>49.0181368043964</text:p>
          </table:table-cell>
          <table:table-cell office:value-type="float" office:value="29.054054054054" calcext:value-type="float">
            <text:p>29.054054054054</text:p>
          </table:table-cell>
          <table:table-cell table:number-columns-repeated="4"/>
        </table:table-row>
        <table:table-row table:style-name="ro1">
          <table:table-cell office:value-type="float" office:value="83.9563366280923" calcext:value-type="float">
            <text:p>83.9563366280923</text:p>
          </table:table-cell>
          <table:table-cell office:value-type="float" office:value="26.7690417690418" calcext:value-type="float">
            <text:p>26.769041769041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3">00/00/0000</text:date>, <text:time style:data-style-name="N2" text:time-value="00:02:49.8140836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8-23T00:07:20.229357445</dc:date>
    <meta:editing-duration>PT41M1S</meta:editing-duration>
    <meta:editing-cycles>5</meta:editing-cycles>
    <meta:generator>LibreOffice/6.4.5.2$Linux_X86_64 LibreOffice_project/1ed6aca320d7f4d82924e6cec66e4f7527376448</meta:generator>
    <meta:document-statistic meta:table-count="1" meta:cell-count="63" meta:object-count="1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4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4pt" style:font-size-complex="10pt"/>
    </style:style>
    <style:style style:name="ch5" style:family="chart">
      <style:chart-properties chart:auto-position="true" style:rotation-angle="0"/>
      <style:text-properties fo:font-size="14pt" style:font-size-asian="14pt" style:font-size-complex="9pt"/>
    </style:style>
    <style:style style:name="ch6" style:family="chart" style:data-style-name="N0">
      <style:chart-properties chart:display-label="true" chart:logarithmic="false" chart:minimum="25" chart:maximum="5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14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width="0.025cm" svg:stroke-color="#00a933" draw:fill-color="#00a93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25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661cm" svg:height="15.882cm" xlink:href=".." xlink:type="simple" chart:class="chart:scatter" chart:style-name="ch1">
        <chart:legend chart:legend-position="end" svg:x="25.222cm" svg:y="6.905cm" style:legend-expansion="high" chart:style-name="ch2"/>
        <chart:plot-area chart:style-name="ch3" table:cell-range-address="wpd_datasets.D3:wpd_datasets.F16 wpd_datasets.E1:wpd_datasets.E1 wpd_datasets.A1:wpd_datasets.A1 wpd_datasets.B3:wpd_datasets.B16 wpd_datasets.C1:wpd_datasets.C1" chart:data-source-has-labels="both" svg:x="1.916cm" svg:y="0.317cm" svg:width="22.693cm" svg:height="13.975cm">
          <chartooo:coordinate-region svg:x="2.643cm" svg:y="0.544cm" svg:width="21.528cm" svg:height="12.942cm"/>
          <chart:axis chart:dimension="x" chart:name="primary-x" chart:style-name="ch4" chartooo:axis-type="auto">
            <chart:title svg:x="11.096cm" svg:y="14.609cm" chart:style-name="ch5">
              <text:p>Compression ratio</text:p>
            </chart:title>
            <chart:categories table:cell-range-address="wpd_datasets.F3:wpd_datasets.F16"/>
          </chart:axis>
          <chart:axis chart:dimension="y" chart:name="primary-y" chart:style-name="ch6">
            <chart:title svg:x="0.451cm" svg:y="8.65cm" chart:style-name="ch7">
              <text:p>PSNR (dB)</text:p>
            </chart:title>
            <chart:grid chart:style-name="ch8" chart:class="major"/>
          </chart:axis>
          <chart:series chart:style-name="ch9" chart:values-cell-range-address="wpd_datasets.F3:wpd_datasets.F16" chart:label-cell-address="wpd_datasets.E1:wpd_datasets.E1" chart:class="chart:scatter">
            <chart:domain table:cell-range-address="wpd_datasets.E3:wpd_datasets.E16"/>
            <chart:data-point chart:repeated="14"/>
          </chart:series>
          <chart:series chart:style-name="ch10" chart:values-cell-range-address="wpd_datasets.B3:wpd_datasets.B16" chart:label-cell-address="wpd_datasets.A1:wpd_datasets.A1" chart:class="chart:scatter">
            <chart:domain table:cell-range-address="wpd_datasets.A3:wpd_datasets.A16"/>
            <chart:data-point chart:repeated="14"/>
          </chart:series>
          <chart:series chart:style-name="ch11" chart:values-cell-range-address="wpd_datasets.D3:wpd_datasets.D16" chart:label-cell-address="wpd_datasets.C1:wpd_datasets.C1" chart:class="chart:scatter">
            <chart:domain table:cell-range-address="wpd_datasets.C3:wpd_datasets.C16"/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AUTOENCODER</text:p>
                <draw:g>
                  <svg:desc>wpd_datasets.E1:wpd_datasets.E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JPEG</text:p>
                <draw:g>
                  <svg:desc>wpd_datasets.A1:wpd_datasets.A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JPEG 2000</text:p>
                <draw:g>
                  <svg:desc>wpd_datasets.C1:wpd_datasets.C1</svg:desc>
                </draw:g>
              </table:table-cell>
            </table:table-row>
          </table:table-header-rows>
          <table:table-rows>
            <table:table-row>
              <table:table-cell office:value-type="float" office:value="39.8">
                <text:p>39.8</text:p>
                <draw:g>
                  <svg:desc>wpd_datasets.F3:wpd_datasets.F16</svg:desc>
                </draw:g>
              </table:table-cell>
              <table:table-cell office:value-type="float" office:value="10.666">
                <text:p>10.666</text:p>
                <draw:g>
                  <svg:desc>wpd_datasets.E3:wpd_datasets.E16</svg:desc>
                </draw:g>
              </table:table-cell>
              <table:table-cell office:value-type="float" office:value="39.8">
                <text:p>39.8</text:p>
                <draw:g>
                  <svg:desc>wpd_datasets.F3:wpd_datasets.F16</svg:desc>
                </draw:g>
              </table:table-cell>
              <table:table-cell office:value-type="float" office:value="3.45762139655268">
                <text:p>3.45762139655268</text:p>
                <draw:g>
                  <svg:desc>wpd_datasets.A3:wpd_datasets.A16</svg:desc>
                </draw:g>
              </table:table-cell>
              <table:table-cell office:value-type="float" office:value="51.1670761670762">
                <text:p>51.1670761670762</text:p>
                <draw:g>
                  <svg:desc>wpd_datasets.B3:wpd_datasets.B16</svg:desc>
                </draw:g>
              </table:table-cell>
              <table:table-cell office:value-type="float" office:value="3.6493988784065">
                <text:p>3.6493988784065</text:p>
                <draw:g>
                  <svg:desc>wpd_datasets.C3:wpd_datasets.C16</svg:desc>
                </draw:g>
              </table:table-cell>
              <table:table-cell office:value-type="float" office:value="51.019656019656">
                <text:p>51.019656019656</text:p>
                <draw:g>
                  <svg:desc>wpd_datasets.D3:wpd_datasets.D16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2329088283286">
                <text:p>4.62329088283286</text:p>
              </table:table-cell>
              <table:table-cell office:value-type="float" office:value="47.9238329238329">
                <text:p>47.9238329238329</text:p>
              </table:table-cell>
              <table:table-cell office:value-type="float" office:value="4.80944164150273">
                <text:p>4.80944164150273</text:p>
              </table:table-cell>
              <table:table-cell office:value-type="float" office:value="48.6609336609337">
                <text:p>48.66093366093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7110865202469">
                <text:p>6.17110865202469</text:p>
              </table:table-cell>
              <table:table-cell office:value-type="float" office:value="44.6068796068796">
                <text:p>44.6068796068796</text:p>
              </table:table-cell>
              <table:table-cell office:value-type="float" office:value="9.82003863683252">
                <text:p>9.82003863683252</text:p>
              </table:table-cell>
              <table:table-cell office:value-type="float" office:value="40.995085995086">
                <text:p>40.9950859950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0273271189301">
                <text:p>7.90273271189301</text:p>
              </table:table-cell>
              <table:table-cell office:value-type="float" office:value="42.3955773955774">
                <text:p>42.3955773955774</text:p>
              </table:table-cell>
              <table:table-cell office:value-type="float" office:value="19.9692405799276">
                <text:p>19.9692405799276</text:p>
              </table:table-cell>
              <table:table-cell office:value-type="float" office:value="35.5405405405405">
                <text:p>35.5405405405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6724684434608">
                <text:p>8.86724684434608</text:p>
              </table:table-cell>
              <table:table-cell office:value-type="float" office:value="40.7739557739558">
                <text:p>40.7739557739558</text:p>
              </table:table-cell>
              <table:table-cell office:value-type="float" office:value="29.9097848716169">
                <text:p>29.9097848716169</text:p>
              </table:table-cell>
              <table:table-cell office:value-type="float" office:value="32.8869778869779">
                <text:p>32.88697788697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2894761520714">
                <text:p>9.82894761520714</text:p>
              </table:table-cell>
              <table:table-cell office:value-type="float" office:value="39.5945945945946">
                <text:p>39.5945945945946</text:p>
              </table:table-cell>
              <table:table-cell office:value-type="float" office:value="40.0350732411801">
                <text:p>40.0350732411801</text:p>
              </table:table-cell>
              <table:table-cell office:value-type="float" office:value="31.1916461916462">
                <text:p>31.19164619164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6224468743553">
                <text:p>14.6224468743553</text:p>
              </table:table-cell>
              <table:table-cell office:value-type="float" office:value="36.056511056511">
                <text:p>36.056511056511</text:p>
              </table:table-cell>
              <table:table-cell office:value-type="float" office:value="49.9662396608961">
                <text:p>49.9662396608961</text:p>
              </table:table-cell>
              <table:table-cell office:value-type="float" office:value="30.012285012285">
                <text:p>30.0122850122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6418028021081">
                <text:p>18.6418028021081</text:p>
              </table:table-cell>
              <table:table-cell office:value-type="float" office:value="34.2137592137592">
                <text:p>34.2137592137592</text:p>
              </table:table-cell>
              <table:table-cell office:value-type="float" office:value="60.086370200874">
                <text:p>60.086370200874</text:p>
              </table:table-cell>
              <table:table-cell office:value-type="float" office:value="29.1277641277641">
                <text:p>29.12776412776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660989928166">
                <text:p>22.4660989928166</text:p>
              </table:table-cell>
              <table:table-cell office:value-type="float" office:value="33.034398034398">
                <text:p>33.034398034398</text:p>
              </table:table-cell>
              <table:table-cell office:value-type="float" office:value="70.0142543653994">
                <text:p>70.0142543653994</text:p>
              </table:table-cell>
              <table:table-cell office:value-type="float" office:value="28.4643734643735">
                <text:p>28.46437346437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7160005251608">
                <text:p>25.7160005251608</text:p>
              </table:table-cell>
              <table:table-cell office:value-type="float" office:value="32.1498771498771">
                <text:p>32.1498771498771</text:p>
              </table:table-cell>
              <table:table-cell office:value-type="float" office:value="79.9416696363261">
                <text:p>79.9416696363261</text:p>
              </table:table-cell>
              <table:table-cell office:value-type="float" office:value="27.8746928746929">
                <text:p>27.87469287469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1100024382467">
                <text:p>30.1100024382467</text:p>
              </table:table-cell>
              <table:table-cell office:value-type="float" office:value="31.4127764127764">
                <text:p>31.4127764127764</text:p>
              </table:table-cell>
              <table:table-cell office:value-type="float" office:value="90.058986814712">
                <text:p>90.058986814712</text:p>
              </table:table-cell>
              <table:table-cell office:value-type="float" office:value="27.4324324324324">
                <text:p>27.4324324324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4142768722921">
                <text:p>36.4142768722921</text:p>
              </table:table-cell>
              <table:table-cell office:value-type="float" office:value="30.3808353808354">
                <text:p>30.3808353808354</text:p>
              </table:table-cell>
              <table:table-cell office:value-type="float" office:value="100.175835099499">
                <text:p>100.175835099499</text:p>
              </table:table-cell>
              <table:table-cell office:value-type="float" office:value="27.0638820638821">
                <text:p>27.06388206388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0181368043964">
                <text:p>49.0181368043964</text:p>
              </table:table-cell>
              <table:table-cell office:value-type="float" office:value="29.054054054054">
                <text:p>29.054054054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.9563366280923">
                <text:p>83.9563366280923</text:p>
              </table:table-cell>
              <table:table-cell office:value-type="float" office:value="26.7690417690418">
                <text:p>26.7690417690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5.2$Linux_X86_64 LibreOffice_project/1ed6aca320d7f4d82924e6cec66e4f7527376448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